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Paragraphedeliste" style:master-page-name="MP0" style:list-style-name="LFO1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Fork</text:p>
        </text:list-item>
        <text:list-item>
          <text:p text:style-name="P2">Clone to desktop</text:p>
        </text:list-item>
        <text:list-item>
          <text:p text:style-name="P3">Create a branch</text:p>
        </text:list-item>
      </text:list>
      <text:p text:style-name="Normal"/>
      <text:p text:style-name="Normal"/>
      <text:p text:style-name="Normal"/>
      <text:list text:style-name="LFO1" text:continue-numbering="true">
        <text:list-item>
          <text:p text:style-name="P4">Faire la<text:s/>modification</text:p>
        </text:list-item>
        <text:list-item>
          <text:p text:style-name="P5">Exécuter les tests</text:p>
        </text:list-item>
        <text:list-item>
          <text:p text:style-name="P6">Commit &amp; push forked depôt</text:p>
        </text:list-item>
        <text:list-item>
          <text:p text:style-name="P7">Création<text:s/>d’une PR</text:p>
        </text:list-item>
        <text:list-item>
          <text:p text:style-name="P8">Attendre le retour<text:s/>(code review effectué à ce moment là)</text:p>
        </text:list-item>
        <text:list-item>
          <text:p text:style-name="P9">Si OK, supprimer la branche<text:s/>(optionel)</text:p>
        </text:list-item>
      </text:list>
      <text:p text:style-name="Normal"/>
      <text:p text:style-name="Normal"/>
      <text:p text:style-name="Normal">Procdeure merge pull request :</text:p>
      <text:list text:style-name="LFO1" text:continue-numbering="true">
        <text:list-item>
          <text:p text:style-name="P10">Code review</text:p>
        </text:list-item>
        <text:list-item>
          <text:p text:style-name="P11">Ajouter commentaire dans le code.</text:p>
        </text:list-item>
        <text:list-item>
          <text:p text:style-name="P12">Approuver ou refuser (commentaire obligatoire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érald Tibi</meta:initial-creator>
    <dc:creator>Gérald Tibi</dc:creator>
    <meta:creation-date>2015-04-09T13:45:00Z</meta:creation-date>
    <dc:date>2015-04-09T13:45:00Z</dc:date>
    <meta:template xlink:href="Normal.dotm" xlink:type="simple"/>
    <meta:editing-cycles>2</meta:editing-cycles>
    <meta:editing-duration>PT60S</meta:editing-duration>
    <meta:document-statistic meta:page-count="1" meta:paragraph-count="1" meta:word-count="53" meta:character-count="348" meta:row-count="2" meta:non-whitespace-character-count="296"/>
  </office:meta>
</office:document-meta>
</file>